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87348906331081594"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672764096191982509"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31805892515248424"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1845812475415983706"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371757995153518077"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537912033704635135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4284070012649102192"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2270808530426134867"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6756733" text:continue-list="list4284070012649102192"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6941880693510708012"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6747706"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6728907" text:continue-numbering="true" text:style-name="L9">
        <text:list-item>
          <text:list>
            <text:list-header>
              <text:p text:style-name="P108">0.8 mile downhill walk, Ave <text:span text:style-name="T1">Pace</text:span>: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s/></text:p>
      <text:list xml:id="list36735197" text:continue-numbering="true" text:style-name="L9">
        <text:list-item>
          <text:list>
            <text:list-header>
              <text:p text:style-name="P112">Time for 4.8 miles: 59: 29, Ave Pace: 12:24/mile, Ave HR:112,-&gt;1388 HeartBeats/Mile</text:p>
              <text:p text:style-name="P113">Warm down: <text:span text:style-name="T2">0.25 mile jog home</text:span></text:p>
            </text:list-header>
          </text:list>
        </text:list-item>
      </text:list>
      <text:p text:style-name="P59"/>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36758465" text:continue-numbering="true" text:style-name="L9">
        <text:list-item>
          <text:list>
            <text:list-header>
              <text:p text:style-name="P112">Time for 4.8 miles: 56: 32, Ave Pace: 11:51/mile, Ave HR:118,-&gt;1399 HeartBeats/Mile</text:p>
              <text:p text:style-name="P11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10"><text:soft-page-break/></text:p>
      <text:p text:style-name="P10"/>
      <text:p text:style-name="P10"/>
      <text:p text:style-name="P10"/>
      <text:p text:style-name="P10"/>
      <text:p text:style-name="P10"/>
      <text:p text:style-name="P10"/>
      <text:p text:style-name="P10"/>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495798116089001880" text:style-name="L10">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ext:soft-page-break/>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9T16:52:56.47</dc:date>
    <dc:creator>James Lombardi</dc:creator>
    <meta:editing-duration>P7DT9H7M13S</meta:editing-duration>
    <meta:editing-cycles>642</meta:editing-cycles>
    <meta:generator>OpenOffice/4.1.2$Win32 OpenOffice.org_project/412m3$Build-9782</meta:generator>
    <meta:document-statistic meta:table-count="0" meta:image-count="1" meta:object-count="0" meta:page-count="75" meta:paragraph-count="2060" meta:word-count="23136" meta:character-count="117098"/>
  </office:meta>
</office:document-meta>
</file>